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fo:background-color="#ffffff" fo:padding="0cm" fo:border="none"/>
      <style:text-properties fo:color="#000000" loext:opacity="100%" style:font-name="Segoe Print" style:font-name-asian="Segoe Print" style:font-size-asian="9.60000038146973pt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212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7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247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egoe Print" fo:letter-spacing="normal" style:font-name-asian="Segoe Print" style:font-size-asian="9.60000038146973pt" style:font-style-asian="normal" style:font-weight-asian="normal"/>
    </style:style>
    <style:style style:name="P8" style:family="paragraph" style:parent-style-name="Text_20_body" style:list-style-name="L1" style:master-page-name="">
      <loext:graphic-properties draw:fill="solid" draw:fill-color="#ffffff" draw:opacity="100%"/>
      <style:paragraph-properties fo:margin-left="0.3cm" fo:margin-right="0cm" fo:margin-top="0cm" fo:margin-bottom="0cm" style:contextual-spacing="false" fo:line-height="115%" fo:orphans="2" fo:widows="2" fo:text-indent="-0.3cm" style:auto-text-indent="false" style:page-number="auto" fo:background-color="#ffffff" fo:padding="0cm" fo:border="none"/>
      <style:text-properties fo:color="#000000" loext:opacity="100%" style:font-name="Segoe Print" style:font-name-asian="Segoe Print"/>
    </style:style>
    <style:style style:name="T1" style:family="text">
      <style:text-properties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fo:font-size="9.60000038146973pt" fo:font-style="normal" style:text-underline-style="none" fo:font-weight="normal" style:text-blinking="false" loext:padding="0cm" loext:border="none"/>
    </style:style>
    <style:style style:name="T3" style:family="text">
      <style:text-properties fo:font-size="9.60000038146973pt" fo:font-style="normal" fo:font-weight="normal"/>
    </style:style>
    <style:style style:name="T4" style:family="text">
      <style:text-properties fo:font-size="9.60000038146973pt" fo:font-style="normal" fo:font-weight="normal" loext:padding="0cm" loext:border="none"/>
    </style:style>
    <style:style style:name="T5" style:family="text">
      <style:text-properties fo:font-variant="normal" fo:text-transform="none" fo:letter-spacing="normal" style:font-size-asian="9.60000038146973pt" style:font-style-asian="normal" style:font-weight-asian="normal"/>
    </style:style>
    <style:style style:name="T6" style:family="text">
      <style:text-properties fo:font-variant="normal" fo:text-transform="none" fo:letter-spacing="normal" style:font-style-asian="normal" style:font-weight-asian="normal"/>
    </style:style>
    <style:style style:name="T7" style:family="text">
      <style:text-properties fo:font-variant="normal" fo:text-transform="none" fo:font-size="9.60000038146973pt" fo:letter-spacing="normal" fo:font-style="normal" fo:font-weight="normal"/>
    </style:style>
    <style:style style:name="T8" style:family="text">
      <style:text-properties fo:font-variant="normal" fo:text-transform="none" style:text-line-through-style="none" style:text-line-through-type="none" fo:font-size="9.60000038146973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style:text-line-through-style="none" style:text-line-through-type="none" fo:letter-spacing="normal" style:text-underline-style="none" style:text-blinking="false" style:font-size-asian="9.60000038146973pt" style:font-style-asian="normal" style:font-weight-asian="normal" loext:padding="0cm" loext:border="none"/>
    </style:style>
    <style:style style:name="T10" style:family="text">
      <style:text-properties fo:font-variant="normal" fo:text-transform="none" style:text-line-through-style="none" style:text-line-through-type="none" style:text-position="sub 58%" fo:font-size="9.60000038146973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style:text-position="sub 58%" fo:font-size="9.60000038146973pt" fo:font-style="normal" fo:font-weight="normal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6472417" text:style-name="L1">
        <text:list-item>
          <text:p text:style-name="P3"><text:span text:style-name="T6">質量：大約</text:span><text:span text:style-name="T7">2 </text:span><text:span text:style-name="T8">M</text:span><text:span text:style-name="T10">⊕</text:span><text:span text:style-name="T6">。</text:span></text:p>
        </text:list-item>
        <text:list-item>
          <text:p text:style-name="P3"><text:span text:style-name="T6">半徑：為了維持與地球相近的密度，半徑應該要在</text:span><text:span text:style-name="T7">1.2</text:span><text:span text:style-name="T6">到</text:span><text:span text:style-name="T7">1.3 </text:span><text:span text:style-name="T8">R</text:span><text:span text:style-name="T10">⊕</text:span><text:span text:style-name="T6">。</text:span></text:p>
        </text:list-item>
        <text:list-item>
          <text:p text:style-name="P8"><text:span text:style-name="T5">海洋：海洋覆蓋於行星表面百分比必須要與地球相近，但必須比地球更加分散於表面各處，並且沒有大面積大陸陸塊。海洋深度必須要淺，使光線在海洋中穿透時更容易使海中</text:span><text:span text:style-name="T9">動物群</text:span><text:span text:style-name="T5">和</text:span><text:span text:style-name="T9">植物群</text:span><text:span text:style-name="T5">吸收，刺激海洋中的生物群使演化更豐富。</text:span></text:p>
        </text:list-item>
        <text:list-item>
          <text:p text:style-name="P6">距離：要比地球更接近適居帶中心。</text:p>
        </text:list-item>
        <text:list-item>
          <text:p text:style-name="P4">溫度：表面平均溫度大約<text:span text:style-name="T3">298 K</text:span>（<text:span text:style-name="T3">25 °C</text:span>）。</text:p>
        </text:list-item>
        <text:list-item>
          <text:p text:style-name="P5">恆星與其年齡：比太陽年齡（<text:span text:style-name="T3">45</text:span>億年）更老，但低於<text:span text:style-name="T3">70</text:span>億年的中等<text:span text:style-name="T2">K</text:span><text:span text:style-name="T1">型恆星</text:span>。</text:p>
        </text:list-item>
        <text:list-item>
          <text:p text:style-name="P7">大氣層：密度比地球大氣層更高，且氧氣含量要高於地球。可使生命體體積更大、種類更豐富。</text:p>
        </text:list-item>
      </text:list>
      <text:p text:style-name="P2">目前沒有證據顯示發現了符合以上所有要求的系外行星。在<text:span text:style-name="T3">2015</text:span>年<text:span text:style-name="T3">7</text:span>月<text:span text:style-name="T3">23</text:span>日系外行星資料庫更新後，最接近以上要求的天體是<text:span text:style-name="T1">克卜勒</text:span><text:span text:style-name="T2">442b</text:span>。它的母恆星為橙矮星、半徑<text:span text:style-name="T3">1.34 R</text:span><text:span text:style-name="T11">⊕</text:span>、質量<text:span text:style-name="T3">2.34 M</text:span><text:span text:style-name="T11">⊕</text:span>，但表面溫度估計值為<text:span text:style-name="T3">270.35 K</text:span>（−<text:span text:style-name="T3">2.80 °C</text:span>）。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08:21:14.914000000</meta:creation-date>
    <dc:date>2022-08-26T13:17:32.276000000</dc:date>
    <meta:editing-duration>PT28M46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8" meta:word-count="350" meta:character-count="395" meta:non-whitespace-character-count="387"/>
  </office:meta>
</office:document-meta>
</file>